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  <style:font-face style:name="Verdana, Geneva, Tahoma, Arial," svg:font-family="Verdana, Geneva, Tahoma, Arial," style:font-family-generic="system"/>
    <style:font-face style:name="Menlo, Monaco, Consolas, 'Couri" svg:font-family="Menlo, Monaco, Consolas, 'Couri" style:font-family-generic="system"/>
    <style:font-face style:name="Consolas, 'Andale Mono WT', 'An" svg:font-family="Consolas, 'Andale Mono WT', 'An" style:font-family-generic="system"/>
    <style:font-face style:name="Roboto Condensed" svg:font-family="Roboto Condensed" style:font-family-generic="system"/>
    <style:font-face style:name="Verdana, Geneva, sans-serif" svg:font-family="Verdana, Geneva, sans-serif" style:font-family-generic="system"/>
    <style:font-face style:name="Consolas, Monaco, 'Lucida Conso" svg:font-family="Consolas, Monaco, 'Lucida Conso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widows="2" fo:orphans="2" fo:break-before="page" fo:text-align="justify" style:line-height-at-least="0.25in"/>
    </style:style>
    <style:style style:name="T3" style:parent-style-name="DefaultParagraphFont" style:family="text">
      <style:text-properties style:font-name="Calibri Light" style:font-name-complex="Calibri Light" fo:color="#000000"/>
    </style:style>
    <style:style style:name="T4" style:parent-style-name="DefaultParagraphFont" style:family="text">
      <style:text-properties style:font-name="Calibri Light" style:font-name-complex="Calibri Light"/>
    </style:style>
    <style:style style:name="T5" style:parent-style-name="Hyperlink" style:family="text">
      <style:text-properties style:font-name="Calibri Light" style:font-name-complex="Calibri Light"/>
    </style:style>
    <style:style style:name="P6" style:parent-style-name="Textbody" style:family="paragraph">
      <style:paragraph-properties fo:widows="2" fo:orphans="2" fo:text-align="justify" style:line-height-at-least="0.25in"/>
      <style:text-properties style:font-name="Verdana" style:font-name-complex="Calibri Light" fo:color="#000000"/>
    </style:style>
    <style:style style:name="P7" style:parent-style-name="Textbody" style:family="paragraph">
      <style:paragraph-properties fo:widows="2" fo:orphans="2" fo:text-align="justify" fo:margin-bottom="0in" style:line-height-at-least="0.25in"/>
      <style:text-properties style:font-name="Verdana, Geneva, Tahoma, Arial," style:font-name-complex="Calibri Light" fo:color="#000000" fo:font-size="11pt" style:font-size-asian="11pt" style:font-size-complex="11pt"/>
    </style:style>
    <style:style style:name="P8" style:parent-style-name="Textbody" style:family="paragraph">
      <style:paragraph-properties fo:widows="2" fo:orphans="2" fo:text-align="justify" fo:margin-bottom="0in" style:line-height-at-least="0.25in"/>
      <style:text-properties style:font-name="Verdana, Geneva, Tahoma, Arial," style:font-name-complex="Calibri Light" fo:font-style="italic" style:font-style-asian="italic" fo:color="#000000" fo:font-size="11pt" style:font-size-asian="11pt" style:font-size-complex="11pt"/>
    </style:style>
    <style:style style:name="P9" style:parent-style-name="Textbody" style:family="paragraph">
      <style:paragraph-properties fo:widows="2" fo:orphans="2" fo:text-align="justify" fo:margin-bottom="0in" style:line-height-at-least="0.25in"/>
      <style:text-properties style:font-name="Verdana, Geneva, Tahoma, Arial," style:font-name-complex="Calibri Light" fo:font-style="italic" style:font-style-asian="italic" fo:color="#000000" fo:font-size="11pt" style:font-size-asian="11pt" style:font-size-complex="11pt"/>
    </style:style>
    <style:style style:name="P10" style:parent-style-name="Textbody" style:family="paragraph">
      <style:paragraph-properties fo:widows="2" fo:orphans="2" fo:text-align="justify" fo:margin-bottom="0in" style:line-height-at-least="0.25in"/>
      <style:text-properties style:font-name="Verdana, Geneva, Tahoma, Arial," style:font-name-complex="Calibri Light" fo:font-style="italic" style:font-style-asian="italic" fo:color="#000000" fo:font-size="11pt" style:font-size-asian="11pt" style:font-size-complex="11pt"/>
    </style:style>
    <style:style style:name="P11" style:parent-style-name="Textbody" style:family="paragraph">
      <style:paragraph-properties fo:widows="2" fo:orphans="2" fo:text-align="justify" fo:margin-bottom="0in" style:line-height-at-least="0.25in"/>
      <style:text-properties style:font-name="Verdana, Geneva, Tahoma, Arial," style:font-name-complex="Calibri Light" fo:font-style="italic" style:font-style-asian="italic" fo:color="#000000" fo:font-size="11pt" style:font-size-asian="11pt" style:font-size-complex="11pt"/>
    </style:style>
    <style:style style:name="P12" style:parent-style-name="Textbody" style:family="paragraph">
      <style:paragraph-properties fo:widows="2" fo:orphans="2" fo:text-align="justify" fo:margin-bottom="0in" style:line-height-at-least="0.25in"/>
      <style:text-properties style:font-name="Verdana, Geneva, Tahoma, Arial," style:font-name-complex="Calibri Light" fo:color="#000000" fo:font-size="11pt" style:font-size-asian="11pt" style:font-size-complex="11pt"/>
    </style:style>
    <style:style style:name="P13" style:parent-style-name="Textbody" style:family="paragraph">
      <style:paragraph-properties fo:widows="2" fo:orphans="2" fo:text-align="justify" fo:margin-bottom="0in" style:line-height-at-least="0.25in"/>
      <style:text-properties style:font-name="Verdana" style:font-name-complex="Calibri Light" fo:color="#000000" fo:font-size="10pt" style:font-size-asian="10pt" style:font-size-complex="10pt"/>
    </style:style>
    <style:style style:name="P14" style:parent-style-name="Textbody" style:family="paragraph">
      <style:paragraph-properties fo:widows="2" fo:orphans="2" fo:border="0.0034in solid #D6D6D6" fo:padding="0.0555in" style:shadow="none" fo:margin-bottom="0in" fo:background-color="#F1F1F1"/>
      <style:text-properties style:font-name="Menlo, Monaco, Consolas, 'Couri" fo:color="#313131" fo:font-size="9pt" style:font-size-asian="9pt"/>
    </style:style>
    <style:style style:name="P15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6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7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8" style:parent-style-name="Textbody" style:family="paragraph">
      <style:paragraph-properties fo:widows="2" fo:orphans="2" fo:text-align="justify" fo:margin-bottom="0in" style:line-height-at-least="0.25in"/>
    </style:style>
    <style:style style:name="T19" style:parent-style-name="DefaultParagraphFont" style:family="text">
      <style:text-properties style:font-name="Verdana" style:font-name-complex="Calibri Light" fo:color="#000000" fo:font-size="10pt" style:font-size-asian="10pt" style:font-size-complex="10pt"/>
    </style:style>
    <style:style style:name="P20" style:parent-style-name="Textbody" style:family="paragraph">
      <style:paragraph-properties fo:widows="2" fo:orphans="2" fo:text-align="justify" fo:margin-bottom="0in" style:line-height-at-least="0.25in"/>
      <style:text-properties style:font-name="Verdana" style:font-name-complex="Calibri Light" fo:color="#000000" fo:font-size="10pt" style:font-size-asian="10pt" style:font-size-complex="10pt"/>
    </style:style>
    <style:style style:name="P21" style:parent-style-name="Textbody" style:family="paragraph">
      <style:paragraph-properties fo:widows="2" fo:orphans="2" fo:border="0.0034in solid #D6D6D6" fo:padding="0.0555in" style:shadow="none" fo:margin-bottom="0in" fo:background-color="#F1F1F1"/>
      <style:text-properties style:font-name="Menlo, Monaco, Consolas, 'Couri" fo:color="#313131" fo:font-size="9pt" style:font-size-asian="9pt"/>
    </style:style>
    <style:style style:name="P22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23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24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25" style:parent-style-name="Textbody" style:family="paragraph">
      <style:paragraph-properties fo:widows="2" fo:orphans="2" fo:text-align="justify" style:line-height-at-least="0.25in"/>
    </style:style>
    <style:style style:name="T26" style:parent-style-name="DefaultParagraphFont" style:family="text">
      <style:text-properties style:font-name="Verdana, Geneva, Tahoma, Arial," fo:color="#000000" fo:font-size="11pt" style:font-size-asian="11pt"/>
    </style:style>
    <style:style style:name="T27" style:parent-style-name="DefaultParagraphFont" style:family="text">
      <style:text-properties style:font-name="Verdana, Geneva, Tahoma, Arial," fo:color="#000000" fo:font-size="11pt" style:font-size-asian="11pt"/>
    </style:style>
    <style:style style:name="T28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29" style:parent-style-name="DefaultParagraphFont" style:family="text">
      <style:text-properties style:font-name="Verdana, Geneva, Tahoma, Arial," fo:color="#000000" fo:font-size="11pt" style:font-size-asian="11pt"/>
    </style:style>
    <style:style style:name="P30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31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32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33" style:parent-style-name="Textbody" style:family="paragraph">
      <style:paragraph-properties fo:widows="2" fo:orphans="2" fo:text-align="justify" style:line-height-at-least="0.25in"/>
    </style:style>
    <style:style style:name="T34" style:parent-style-name="DefaultParagraphFont" style:family="text">
      <style:text-properties style:font-name="Verdana, Geneva, Tahoma, Arial," fo:color="#000000" fo:font-size="11pt" style:font-size-asian="11pt"/>
    </style:style>
    <style:style style:name="T35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36" style:parent-style-name="DefaultParagraphFont" style:family="text">
      <style:text-properties style:font-name="Verdana, Geneva, Tahoma, Arial," fo:color="#000000" fo:font-size="11pt" style:font-size-asian="11pt"/>
    </style:style>
    <style:style style:name="P37" style:parent-style-name="Textbody" style:family="paragraph">
      <style:paragraph-properties fo:widows="2" fo:orphans="2" fo:text-align="justify" fo:margin-bottom="0.052in" style:line-height-at-least="0.25in"/>
    </style:style>
    <style:style style:name="T38" style:parent-style-name="DefaultParagraphFont" style:family="text">
      <style:text-properties style:font-name="Verdana, Geneva, Tahoma, Arial," fo:color="#000000" fo:font-size="11pt" style:font-size-asian="11pt"/>
    </style:style>
    <style:style style:name="T39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40" style:parent-style-name="DefaultParagraphFont" style:family="text">
      <style:text-properties style:font-name="Verdana, Geneva, Tahoma, Arial," fo:color="#000000" fo:font-size="11pt" style:font-size-asian="11pt"/>
    </style:style>
    <style:style style:name="T41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42" style:parent-style-name="DefaultParagraphFont" style:family="text">
      <style:text-properties style:font-name="Verdana, Geneva, Tahoma, Arial," fo:color="#000000" fo:font-size="11pt" style:font-size-asian="11pt"/>
    </style:style>
    <style:style style:name="P43" style:parent-style-name="Textbody" style:family="paragraph">
      <style:paragraph-properties fo:widows="2" fo:orphans="2" fo:text-align="justify" fo:margin-bottom="0.052in" style:line-height-at-least="0.25in"/>
    </style:style>
    <style:style style:name="T44" style:parent-style-name="DefaultParagraphFont" style:family="text">
      <style:text-properties style:font-name="Verdana, Geneva, Tahoma, Arial," fo:color="#000000" fo:font-size="11pt" style:font-size-asian="11pt"/>
    </style:style>
    <style:style style:name="T45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46" style:parent-style-name="DefaultParagraphFont" style:family="text">
      <style:text-properties style:font-name="Verdana, Geneva, Tahoma, Arial," fo:color="#000000" fo:font-size="11pt" style:font-size-asian="11pt"/>
    </style:style>
    <style:style style:name="T47" style:parent-style-name="DefaultParagraphFont" style:family="text">
      <style:text-properties style:font-name="Verdana, Geneva, Tahoma, Arial," fo:color="#000000" fo:font-size="11pt" style:font-size-asian="11pt"/>
    </style:style>
    <style:style style:name="T48" style:parent-style-name="DefaultParagraphFont" style:family="text">
      <style:text-properties style:font-name="Verdana, Geneva, Tahoma, Arial," fo:color="#000000" fo:font-size="11pt" style:font-size-asian="11pt"/>
    </style:style>
    <style:style style:name="P49" style:parent-style-name="Textbody" style:family="paragraph">
      <style:paragraph-properties fo:widows="2" fo:orphans="2" fo:text-align="justify" fo:margin-bottom="0.052in" style:line-height-at-least="0.25in"/>
    </style:style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52" style:parent-style-name="DefaultParagraphFont" style:family="text">
      <style:text-properties style:font-name="Verdana, Geneva, Tahoma, Arial," fo:color="#000000" fo:font-size="11pt" style:font-size-asian="11pt"/>
    </style:style>
    <style:style style:name="T53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54" style:parent-style-name="DefaultParagraphFont" style:family="text">
      <style:text-properties style:font-name="Verdana, Geneva, Tahoma, Arial," fo:color="#000000" fo:font-size="11pt" style:font-size-asian="11pt"/>
    </style:style>
    <style:style style:name="P55" style:parent-style-name="Textbody" style:family="paragraph">
      <style:paragraph-properties fo:widows="2" fo:orphans="2" fo:text-align="justify" fo:margin-bottom="0.052in" style:line-height-at-least="0.25in"/>
    </style:style>
    <style:style style:name="T56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57" style:parent-style-name="DefaultParagraphFont" style:family="text">
      <style:text-properties style:font-name="Verdana, Geneva, Tahoma, Arial," fo:color="#000000" fo:font-size="11pt" style:font-size-asian="11pt"/>
    </style:style>
    <style:style style:name="P58" style:parent-style-name="Textbody" style:family="paragraph">
      <style:paragraph-properties fo:widows="2" fo:orphans="2" fo:text-align="justify" fo:margin-bottom="0.052in" style:line-height-at-least="0.25in"/>
      <style:text-properties style:font-name="Verdana, Geneva, Tahoma, Arial," fo:font-weight="bold" style:font-weight-asian="bold" style:font-weight-complex="bold" fo:color="#000000" fo:font-size="11pt" style:font-size-asian="11pt"/>
    </style:style>
    <style:style style:name="P59" style:parent-style-name="Textbody" style:family="paragraph">
      <style:paragraph-properties fo:widows="2" fo:orphans="2" fo:text-align="justify" fo:margin-bottom="0.052in" style:line-height-at-least="0.25in" fo:margin-left="0.4909in">
        <style:tab-stops/>
      </style:paragraph-properties>
      <style:text-properties style:font-name="Verdana, Geneva, Tahoma, Arial," fo:font-weight="bold" style:font-weight-asian="bold" style:font-weight-complex="bold" fo:color="#000000" fo:font-size="11pt" style:font-size-asian="11pt"/>
    </style:style>
    <style:style style:name="P60" style:parent-style-name="Textbody" style:family="paragraph">
      <style:paragraph-properties fo:widows="2" fo:orphans="2" fo:text-align="justify" fo:margin-bottom="0.052in" style:line-height-at-least="0.25in"/>
      <style:text-properties style:font-name="Verdana, Geneva, Tahoma, Arial," fo:font-weight="bold" style:font-weight-asian="bold" style:font-weight-complex="bold" fo:color="#000000" fo:font-size="11pt" style:font-size-asian="11pt"/>
    </style:style>
    <style:style style:name="P61" style:parent-style-name="Textbody" style:family="paragraph">
      <style:paragraph-properties fo:widows="2" fo:orphans="2" fo:text-align="justify" fo:margin-bottom="0.052in" style:line-height-at-least="0.25in"/>
    </style:style>
    <style:style style:name="T62" style:parent-style-name="DefaultParagraphFont" style:family="text">
      <style:text-properties style:font-name="Consolas, 'Andale Mono WT', 'An" style:font-weight-complex="bold" fo:color="#0000FF" fo:font-size="9pt" style:font-size-asian="9pt"/>
    </style:style>
    <style:style style:name="T63" style:parent-style-name="DefaultParagraphFont" style:family="text">
      <style:text-properties style:font-name="Consolas, 'Andale Mono WT', 'An" style:font-weight-complex="bold" fo:color="#0000FF" fo:font-size="9pt" style:font-size-asian="9pt"/>
    </style:style>
    <style:style style:name="T64" style:parent-style-name="DefaultParagraphFont" style:family="text">
      <style:text-properties style:font-name="Consolas, 'Andale Mono WT', 'An" style:font-weight-complex="bold" fo:color="#0000FF" fo:font-size="9pt" style:font-size-asian="9pt"/>
    </style:style>
    <style:style style:name="T65" style:parent-style-name="DefaultParagraphFont" style:family="text">
      <style:text-properties style:font-name="Consolas, 'Andale Mono WT', 'An" style:font-weight-complex="bold" fo:color="#0000FF" fo:font-size="9pt" style:font-size-asian="9pt"/>
    </style:style>
    <style:style style:name="P66" style:parent-style-name="Textbody" style:family="paragraph">
      <style:paragraph-properties fo:widows="2" fo:orphans="2" fo:text-align="justify" fo:margin-bottom="0.052in" style:line-height-at-least="0.25in"/>
      <style:text-properties style:font-name="Verdana, Geneva, Tahoma, Arial," fo:color="#0000FF" fo:font-size="11pt" style:font-size-asian="11pt"/>
    </style:style>
    <style:style style:name="P67" style:parent-style-name="Textbody" style:family="paragraph">
      <style:paragraph-properties fo:widows="2" fo:orphans="2" fo:text-align="justify" fo:margin-bottom="0.052in" style:line-height-at-least="0.25in"/>
    </style:style>
    <style:style style:name="T68" style:parent-style-name="DefaultParagraphFont" style:family="text">
      <style:text-properties style:font-name="Verdana, Geneva, Tahoma, Arial," fo:color="#000000" fo:font-size="11pt" style:font-size-asian="11pt"/>
    </style:style>
    <style:style style:name="T69" style:parent-style-name="DefaultParagraphFont" style:family="text">
      <style:text-properties style:font-name="Verdana, Geneva, Tahoma, Arial," fo:color="#0000FF" fo:font-size="11pt" style:font-size-asian="11pt"/>
    </style:style>
    <style:style style:name="T70" style:parent-style-name="DefaultParagraphFont" style:family="text">
      <style:text-properties style:font-name="Verdana, Geneva, Tahoma, Arial," fo:color="#0000FF" fo:font-size="11pt" style:font-size-asian="11pt"/>
    </style:style>
    <style:style style:name="T71" style:parent-style-name="DefaultParagraphFont" style:family="text">
      <style:text-properties style:font-name="Consolas, 'Andale Mono WT', 'An" fo:color="#0000FF" fo:font-size="9pt" style:font-size-asian="9pt"/>
    </style:style>
    <style:style style:name="P72" style:parent-style-name="Textbody" style:family="paragraph">
      <style:paragraph-properties fo:widows="2" fo:orphans="2" fo:text-align="justify" fo:margin-bottom="0.052in" style:line-height-at-least="0.25in"/>
      <style:text-properties style:font-name="Verdana, Geneva, Tahoma, Arial," fo:font-weight="bold" style:font-weight-asian="bold" style:font-weight-complex="bold" fo:color="#000000" fo:font-size="11pt" style:font-size-asian="11pt"/>
    </style:style>
    <style:style style:name="P73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74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75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76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77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78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T79" style:parent-style-name="DefaultParagraphFont" style:family="text">
      <style:text-properties style:font-name="Verdana, Geneva, Tahoma, Arial," fo:color="#000000" fo:font-size="11pt" style:font-size-asian="11pt"/>
    </style:style>
    <style:style style:name="T80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81" style:parent-style-name="DefaultParagraphFont" style:family="text">
      <style:text-properties style:font-name="Verdana, Geneva, Tahoma, Arial," fo:color="#000000" fo:font-size="11pt" style:font-size-asian="11pt"/>
    </style:style>
    <style:style style:name="T82" style:parent-style-name="DefaultParagraphFont" style:family="text">
      <style:text-properties style:font-name="Verdana, Geneva, Tahoma, Arial," fo:color="#000000" fo:font-size="11pt" style:font-size-asian="11pt"/>
    </style:style>
    <style:style style:name="P83" style:parent-style-name="Heading3" style:family="paragraph">
      <style:text-properties style:font-name="Verdana, Geneva, Tahoma, Arial," fo:font-weight="normal" style:font-weight-asian="normal" fo:color="#000000" fo:font-size="11pt" style:font-size-asian="11pt"/>
    </style:style>
    <style:style style:name="P84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85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86" style:parent-style-name="Textbody" style:family="paragraph">
      <style:paragraph-properties fo:widows="2" fo:orphans="2" fo:text-align="justify" fo:margin-bottom="0.052in" style:line-height-at-least="0.25in"/>
    </style:style>
    <style:style style:name="T87" style:parent-style-name="DefaultParagraphFont" style:family="text">
      <style:text-properties fo:color="#000000"/>
    </style:style>
    <style:style style:name="T88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89" style:parent-style-name="DefaultParagraphFont" style:family="text">
      <style:text-properties style:font-name="Verdana, Geneva, Tahoma, Arial," fo:color="#000000" fo:font-size="11pt" style:font-size-asian="11pt"/>
    </style:style>
    <style:style style:name="T90" style:parent-style-name="DefaultParagraphFont" style:family="text">
      <style:text-properties style:font-name="Verdana, Geneva, Tahoma, Arial," fo:color="#000000" fo:font-size="11pt" style:font-size-asian="11pt"/>
    </style:style>
    <style:style style:name="T91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92" style:parent-style-name="DefaultParagraphFont" style:family="text">
      <style:text-properties style:font-name="Verdana, Geneva, Tahoma, Arial," fo:color="#000000" fo:font-size="11pt" style:font-size-asian="11pt"/>
    </style:style>
    <style:style style:name="T93" style:parent-style-name="DefaultParagraphFont" style:family="text">
      <style:text-properties style:font-name="Verdana, Geneva, Tahoma, Arial," fo:font-weight="normal" style:font-weight-asian="normal" fo:color="#121214" fo:letter-spacing="-0.0104in"/>
    </style:style>
    <style:style style:name="P94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95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96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97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98" style:parent-style-name="Textbody" style:family="paragraph">
      <style:paragraph-properties fo:widows="2" fo:orphans="2" fo:text-align="justify" fo:margin-bottom="0.052in" style:line-height-at-least="0.25in"/>
    </style:style>
    <style:style style:name="T99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100" style:parent-style-name="DefaultParagraphFont" style:family="text">
      <style:text-properties style:font-name="Verdana, Geneva, Tahoma, Arial," fo:color="#000000" fo:font-size="11pt" style:font-size-asian="11pt"/>
    </style:style>
    <style:style style:name="T101" style:parent-style-name="DefaultParagraphFont" style:family="text">
      <style:text-properties style:font-name="Verdana, Geneva, Tahoma, Arial," fo:color="#000000" fo:font-size="11pt" style:font-size-asian="11pt"/>
    </style:style>
    <style:style style:name="P102" style:parent-style-name="Heading2" style:family="paragraph">
      <style:text-properties style:font-name="Verdana, Geneva, Tahoma, Arial," fo:font-weight="normal" style:font-weight-asian="normal" fo:color="#121214" fo:letter-spacing="-0.0104in"/>
    </style:style>
    <style:style style:name="P103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04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05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06" style:parent-style-name="Textbody" style:family="paragraph">
      <style:text-properties style:font-name="Menlo, Monaco, Consolas, 'Couri" fo:color="#313131" fo:font-size="9pt" style:font-size-asian="9pt"/>
    </style:style>
    <style:style style:name="P107" style:parent-style-name="Heading2" style:family="paragraph">
      <style:paragraph-properties fo:widows="2" fo:orphans="2" fo:text-align="justify" style:line-height-at-least="0.25in"/>
      <style:text-properties style:font-name="Verdana, Geneva, Tahoma, Arial," fo:font-weight="normal" style:font-weight-asian="normal" style:font-weight-complex="normal" fo:color="#121214" fo:letter-spacing="-0.0104in" fo:font-size="16pt" style:font-size-asian="16pt" style:font-size-complex="16pt"/>
    </style:style>
    <style:style style:name="P108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09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10" style:parent-style-name="PreformattedText" style:family="paragraph">
      <style:paragraph-properties fo:widows="2" fo:orphans="2" fo:background-color="#F1F1F1"/>
      <style:text-properties style:font-name="Menlo, Monaco, Consolas, 'Couri" fo:color="#313131" fo:font-size="9pt" style:font-size-asian="9pt"/>
    </style:style>
    <style:style style:name="P111" style:parent-style-name="Heading2" style:family="paragraph">
      <style:paragraph-properties fo:widows="2" fo:orphans="2" fo:text-align="justify" style:line-height-at-least="0.25in"/>
      <style:text-properties style:font-name="Verdana, Geneva, Tahoma, Arial," fo:font-weight="normal" style:font-weight-asian="normal" style:font-weight-complex="normal" fo:color="#121214" fo:letter-spacing="-0.0104in" fo:font-size="16pt" style:font-size-asian="16pt" style:font-size-complex="16pt"/>
    </style:style>
    <style:style style:name="P112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13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14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15" style:parent-style-name="PreformattedText" style:family="paragraph">
      <style:paragraph-properties fo:widows="2" fo:orphans="2" fo:text-align="justify" style:line-height-at-least="0.25in"/>
      <style:text-properties style:font-name="Menlo, Monaco, Consolas, 'Couri" fo:color="#313131" fo:font-size="9pt" style:font-size-asian="9pt"/>
    </style:style>
    <style:style style:name="P116" style:parent-style-name="Heading2" style:family="paragraph">
      <style:paragraph-properties fo:widows="2" fo:orphans="2" fo:text-align="justify" style:line-height-at-least="0.25in"/>
      <style:text-properties style:font-name="Verdana, Geneva, Tahoma, Arial," fo:font-weight="normal" style:font-weight-asian="normal" fo:color="#121214" fo:letter-spacing="-0.0104in" fo:font-size="16pt" style:font-size-asian="16pt" style:font-size-complex="16pt"/>
    </style:style>
    <style:style style:name="P117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18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19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20" style:parent-style-name="Heading2" style:family="paragraph">
      <style:paragraph-properties fo:widows="2" fo:orphans="2"/>
      <style:text-properties style:font-name="Verdana, Geneva, Tahoma, Arial," fo:font-weight="normal" style:font-weight-asian="normal" fo:color="#121214" fo:letter-spacing="-0.0104in" fo:font-size="16pt" style:font-size-asian="16pt" style:font-size-complex="16pt"/>
    </style:style>
    <style:style style:name="P121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22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23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24" style:parent-style-name="Heading2" style:family="paragraph">
      <style:paragraph-properties fo:widows="2" fo:orphans="2"/>
      <style:text-properties style:font-name="Verdana, Geneva, Tahoma, Arial," fo:font-weight="normal" style:font-weight-asian="normal" fo:color="#121214" fo:letter-spacing="-0.0104in" fo:font-size="9pt" style:font-size-asian="9pt"/>
    </style:style>
    <style:style style:name="P125" style:parent-style-name="Heading2" style:family="paragraph">
      <style:paragraph-properties fo:widows="2" fo:orphans="2"/>
      <style:text-properties style:font-name="Verdana, Geneva, Tahoma, Arial," fo:font-weight="normal" style:font-weight-asian="normal" fo:color="#121214" fo:letter-spacing="-0.0104in" fo:font-size="16pt" style:font-size-asian="16pt" style:font-size-complex="16pt"/>
    </style:style>
    <style:style style:name="P126" style:parent-style-name="Textbody" style:family="paragraph">
      <style:paragraph-properties fo:widows="2" fo:orphans="2" fo:text-align="justify" style:line-height-at-least="0.25in"/>
    </style:style>
    <style:style style:name="T127" style:parent-style-name="DefaultParagraphFont" style:family="text">
      <style:text-properties style:font-name="Verdana, Geneva, Tahoma, Arial," fo:color="#000000" fo:font-size="11pt" style:font-size-asian="11pt"/>
    </style:style>
    <style:style style:name="T128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129" style:parent-style-name="DefaultParagraphFont" style:family="text">
      <style:text-properties style:font-name="Verdana, Geneva, Tahoma, Arial," fo:color="#000000" fo:font-size="11pt" style:font-size-asian="11pt"/>
    </style:style>
    <style:style style:name="P130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31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32" style:parent-style-name="Heading3" style:family="paragraph">
      <style:paragraph-properties fo:widows="2" fo:orphans="2"/>
      <style:text-properties style:font-name="Menlo, Monaco, Consolas, 'Couri" fo:font-weight="normal" style:font-weight-asian="normal" fo:color="#313131" fo:font-size="9pt" style:font-size-asian="9pt"/>
    </style:style>
    <style:style style:name="P133" style:parent-style-name="Heading2" style:family="paragraph">
      <style:paragraph-properties fo:widows="2" fo:orphans="2"/>
      <style:text-properties style:font-name="Verdana, Geneva, Tahoma, Arial," fo:font-weight="normal" style:font-weight-asian="normal" fo:color="#121214" fo:letter-spacing="-0.0104in" fo:font-size="16pt" style:font-size-asian="16pt" style:font-size-complex="16pt"/>
    </style:style>
    <style:style style:name="P134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35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36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37" style:parent-style-name="Textbody" style:family="paragraph">
      <style:paragraph-properties fo:widows="2" fo:orphans="2"/>
      <style:text-properties style:font-name="Menlo, Monaco, Consolas, 'Couri" fo:color="#313131" fo:font-size="9pt" style:font-size-asian="9pt"/>
    </style:style>
    <style:style style:name="P138" style:parent-style-name="Heading2" style:family="paragraph">
      <style:paragraph-properties fo:widows="2" fo:orphans="2"/>
      <style:text-properties style:font-name="Verdana, Geneva, Tahoma, Arial," fo:font-weight="normal" style:font-weight-asian="normal" fo:color="#121214" fo:letter-spacing="-0.0104in" fo:font-size="16pt" style:font-size-asian="16pt" style:font-size-complex="16pt"/>
    </style:style>
    <style:style style:name="P139" style:parent-style-name="Textbody" style:family="paragraph">
      <style:paragraph-properties fo:widows="2" fo:orphans="2" fo:text-align="justify" style:line-height-at-least="0.25in"/>
    </style:style>
    <style:style style:name="T140" style:parent-style-name="DefaultParagraphFont" style:family="text">
      <style:text-properties style:font-name="Verdana, Geneva, Tahoma, Arial," fo:color="#000000" fo:font-size="11pt" style:font-size-asian="11pt"/>
    </style:style>
    <style:style style:name="T141" style:parent-style-name="DefaultParagraphFont" style:family="text">
      <style:text-properties style:font-name="Verdana, Geneva, Tahoma, Arial," fo:font-weight="bold" style:font-weight-asian="bold" fo:color="#000000" fo:font-size="11pt" style:font-size-asian="11pt"/>
    </style:style>
    <style:style style:name="T142" style:parent-style-name="DefaultParagraphFont" style:family="text">
      <style:text-properties style:font-name="Verdana, Geneva, Tahoma, Arial," fo:color="#000000" fo:font-size="11pt" style:font-size-asian="11pt"/>
    </style:style>
    <style:style style:name="P143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44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45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46" style:parent-style-name="Heading2" style:family="paragraph">
      <style:paragraph-properties fo:widows="2" fo:orphans="2"/>
      <style:text-properties style:font-name="Verdana, Geneva, Tahoma, Arial," fo:font-weight="normal" style:font-weight-asian="normal" fo:color="#121214" fo:letter-spacing="-0.0104in"/>
    </style:style>
    <style:style style:name="P147" style:parent-style-name="Textbody" style:family="paragraph">
      <style:paragraph-properties fo:widows="2" fo:orphans="2" fo:text-align="justify" style:line-height-at-least="0.25in"/>
      <style:text-properties style:font-name="Verdana, Geneva, Tahoma, Arial," fo:color="#000000" fo:font-size="11pt" style:font-size-asian="11pt"/>
    </style:style>
    <style:style style:name="P148" style:parent-style-name="Heading3" style:family="paragraph">
      <style:paragraph-properties fo:widows="2" fo:orphans="2"/>
      <style:text-properties style:font-name="Verdana, Geneva, Tahoma, Arial," fo:font-weight="normal" style:font-weight-asian="normal" fo:color="#000000"/>
    </style:style>
    <style:style style:name="P149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 fo:font-size="9pt" style:font-size-asian="9pt"/>
    </style:style>
    <style:style style:name="P150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51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52" style:parent-style-name="PreformattedText" style:family="paragraph">
      <style:paragraph-properties fo:widows="2" fo:orphans="2"/>
    </style:style>
    <style:style style:name="T153" style:parent-style-name="DefaultParagraphFont" style:family="text">
      <style:text-properties style:font-name="Consolas, 'Andale Mono WT', 'An" fo:color="#000000" fo:font-size="12pt" style:font-size-asian="12pt" style:font-size-complex="12pt"/>
    </style:style>
    <style:style style:name="T154" style:parent-style-name="DefaultParagraphFont" style:family="text">
      <style:text-properties style:font-name="Consolas, 'Andale Mono WT', 'An" fo:color="#0000FF" fo:font-size="12pt" style:font-size-asian="12pt" style:font-size-complex="12pt"/>
    </style:style>
    <style:style style:name="P155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56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57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58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59" style:parent-style-name="PreformattedText" style:family="paragraph">
      <style:paragraph-properties fo:widows="2" fo:orphans="2"/>
    </style:style>
    <style:style style:name="T160" style:parent-style-name="DefaultParagraphFont" style:family="text">
      <style:text-properties style:font-name="Consolas, 'Andale Mono WT', 'An" fo:color="#000000" fo:font-size="12pt" style:font-size-asian="12pt" style:font-size-complex="12pt"/>
    </style:style>
    <style:style style:name="T161" style:parent-style-name="DefaultParagraphFont" style:family="text">
      <style:text-properties style:font-name="Consolas, 'Andale Mono WT', 'An" fo:color="#0000FF" fo:font-size="12pt" style:font-size-asian="12pt" style:font-size-complex="12pt"/>
    </style:style>
    <style:style style:name="T162" style:parent-style-name="DefaultParagraphFont" style:family="text">
      <style:text-properties style:font-name="Consolas, 'Andale Mono WT', 'An" fo:color="#0000FF" fo:font-size="12pt" style:font-size-asian="12pt" style:font-size-complex="12pt"/>
    </style:style>
    <style:style style:name="P163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64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65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66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67" style:parent-style-name="Heading2" style:family="paragraph">
      <style:paragraph-properties fo:widows="2" fo:orphans="2"/>
      <style:text-properties style:font-name="Roboto Condensed" fo:color="#000000" fo:font-size="19.5pt" style:font-size-asian="19.5pt" style:font-size-complex="12pt"/>
    </style:style>
    <style:style style:name="P168" style:parent-style-name="Textbody" style:family="paragraph">
      <style:paragraph-properties fo:widows="2" fo:orphans="2" fo:text-align="justify" fo:margin-bottom="0.2083in"/>
      <style:text-properties style:font-name="Verdana, Geneva, sans-serif" fo:color="#4A4949"/>
    </style:style>
    <style:style style:name="P169" style:parent-style-name="Textbody" style:family="paragraph">
      <style:paragraph-properties fo:widows="2" fo:orphans="2" fo:text-align="justify" fo:margin-bottom="0in"/>
    </style:style>
    <style:style style:name="T170" style:parent-style-name="StrongEmphasis" style:family="text">
      <style:text-properties style:font-name="Verdana, Geneva, sans-serif" fo:color="#4A4949" fo:font-size="11pt" style:font-size-asian="11pt"/>
    </style:style>
    <style:style style:name="P171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font-weight="bold" style:font-weight-asian="bold" style:font-weight-complex="bold" fo:color="#DC2300" fo:font-size="10.5pt" style:font-size-asian="10.5pt"/>
    </style:style>
    <style:style style:name="P172" style:parent-style-name="Textbody" style:family="paragraph">
      <style:paragraph-properties fo:widows="2" fo:orphans="2" fo:text-align="justify" fo:margin-bottom="0in"/>
    </style:style>
    <style:style style:name="T173" style:parent-style-name="StrongEmphasis" style:family="text">
      <style:text-properties style:font-name="Verdana, Geneva, sans-serif" fo:color="#4A4949" fo:font-size="11pt" style:font-size-asian="11pt"/>
    </style:style>
    <style:style style:name="P174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font-weight="bold" style:font-weight-asian="bold" style:font-weight-complex="bold" fo:color="#DC2300" fo:font-size="10.5pt" style:font-size-asian="10.5pt"/>
    </style:style>
    <style:style style:name="P175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76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177" style:parent-style-name="Heading2" style:family="paragraph">
      <style:paragraph-properties fo:widows="2" fo:orphans="2"/>
      <style:text-properties style:font-name="Roboto Condensed" fo:color="#000000" fo:font-size="19.5pt" style:font-size-asian="19.5pt" style:font-size-complex="12pt"/>
    </style:style>
    <style:style style:name="P178" style:parent-style-name="Textbody" style:family="paragraph">
      <style:paragraph-properties fo:widows="2" fo:orphans="2" fo:text-align="justify" fo:margin-bottom="0in"/>
    </style:style>
    <style:style style:name="T179" style:parent-style-name="DefaultParagraphFont" style:family="text">
      <style:text-properties style:font-name="Verdana, Geneva, sans-serif" fo:color="#4A4949"/>
    </style:style>
    <style:style style:name="T180" style:parent-style-name="DefaultParagraphFont" style:family="text">
      <style:text-properties style:font-name="Verdana, Geneva, sans-serif" fo:color="#4A4949"/>
    </style:style>
    <style:style style:name="T181" style:parent-style-name="StrongEmphasis" style:family="text">
      <style:text-properties style:font-name="Verdana, Geneva, sans-serif" fo:color="#4A4949" fo:font-size="11pt" style:font-size-asian="11pt"/>
    </style:style>
    <style:style style:name="T182" style:parent-style-name="DefaultParagraphFont" style:family="text">
      <style:text-properties style:font-name="Verdana, Geneva, sans-serif" fo:color="#4A4949"/>
    </style:style>
    <style:style style:name="P183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color="#1F1D1D" fo:font-size="10.5pt" style:font-size-asian="10.5pt"/>
    </style:style>
    <style:style style:name="P184" style:parent-style-name="Textbody" style:family="paragraph">
      <style:paragraph-properties fo:widows="2" fo:orphans="2" fo:text-align="justify" fo:margin-bottom="0.2083in"/>
      <style:text-properties style:font-name="Verdana, Geneva, sans-serif" fo:color="#4A4949"/>
    </style:style>
    <style:style style:name="P185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color="#1F1D1D" fo:font-size="10.5pt" style:font-size-asian="10.5pt"/>
    </style:style>
    <style:style style:name="P186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</style:style>
    <style:style style:name="P187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color="#1F1D1D" fo:font-size="10.5pt" style:font-size-asian="10.5pt"/>
    </style:style>
    <style:style style:name="P188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color="#1F1D1D" fo:font-size="10.5pt" style:font-size-asian="10.5pt"/>
    </style:style>
    <style:style style:name="P189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color="#1F1D1D" fo:font-size="10.5pt" style:font-size-asian="10.5pt"/>
    </style:style>
    <style:style style:name="P190" style:parent-style-name="Heading2" style:family="paragraph">
      <style:paragraph-properties fo:widows="2" fo:orphans="2" fo:margin-top="0.4687in" fo:margin-bottom="0.1875in" style:line-height-at-least="0.3541in"/>
      <style:text-properties style:font-name="Roboto Condensed" fo:font-size="19.5pt" style:font-size-asian="19.5pt"/>
    </style:style>
    <style:style style:name="P191" style:parent-style-name="Textbody" style:family="paragraph">
      <style:paragraph-properties fo:widows="2" fo:orphans="2" fo:text-align="justify" fo:margin-top="0.0937in" fo:margin-bottom="0.0208in" fo:margin-left="0.052in" fo:margin-right="0.052in">
        <style:tab-stops/>
      </style:paragraph-properties>
    </style:style>
    <style:style style:name="T192" style:parent-style-name="DefaultParagraphFont" style:family="text">
      <style:text-properties style:font-name="Verdana, Geneva, sans-serif" fo:color="#4A4949"/>
    </style:style>
    <style:style style:name="T193" style:parent-style-name="StrongEmphasis" style:family="text">
      <style:text-properties style:font-name="Verdana, Geneva, sans-serif" fo:color="#4A4949" fo:font-size="11pt" style:font-size-asian="11pt"/>
    </style:style>
    <style:style style:name="T194" style:parent-style-name="DefaultParagraphFont" style:family="text">
      <style:text-properties style:font-name="Verdana, Geneva, sans-serif" fo:color="#4A4949"/>
    </style:style>
    <style:style style:name="T195" style:parent-style-name="SourceText" style:family="text">
      <style:text-properties style:font-name="Consolas, Monaco, 'Lucida Conso" fo:color="#4A4949" fo:background-color="#DDDDDD"/>
    </style:style>
    <style:style style:name="T196" style:parent-style-name="DefaultParagraphFont" style:family="text">
      <style:text-properties style:font-name="Verdana, Geneva, sans-serif" fo:color="#4A4949"/>
    </style:style>
    <style:style style:name="T197" style:parent-style-name="DefaultParagraphFont" style:family="text">
      <style:text-properties style:font-name="Verdana, Geneva, sans-serif" fo:color="#4A4949"/>
    </style:style>
    <style:style style:name="P198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color="#1F1D1D" fo:font-size="10.5pt" style:font-size-asian="10.5pt"/>
    </style:style>
    <style:style style:name="P199" style:parent-style-name="Textbody" style:family="paragraph">
      <style:paragraph-properties fo:widows="2" fo:orphans="2" fo:text-align="justify" fo:margin-bottom="0in"/>
    </style:style>
    <style:style style:name="T200" style:parent-style-name="DefaultParagraphFont" style:family="text">
      <style:text-properties style:font-name="Verdana, Geneva, sans-serif" fo:color="#4A4949"/>
    </style:style>
    <style:style style:name="T201" style:parent-style-name="StrongEmphasis" style:family="text">
      <style:text-properties style:font-name="Verdana, Geneva, sans-serif" fo:color="#4A4949" fo:font-size="11pt" style:font-size-asian="11pt"/>
    </style:style>
    <style:style style:name="T202" style:parent-style-name="DefaultParagraphFont" style:family="text">
      <style:text-properties style:font-name="Verdana, Geneva, sans-serif" fo:color="#4A4949"/>
    </style:style>
    <style:style style:name="T203" style:parent-style-name="StrongEmphasis" style:family="text">
      <style:text-properties style:font-name="Verdana, Geneva, sans-serif" fo:color="#4A4949" fo:font-size="11pt" style:font-size-asian="11pt"/>
    </style:style>
    <style:style style:name="T204" style:parent-style-name="DefaultParagraphFont" style:family="text">
      <style:text-properties style:font-name="Verdana, Geneva, sans-serif" fo:color="#4A4949"/>
    </style:style>
    <style:style style:name="P205" style:parent-style-name="Textbody" style:family="paragraph">
      <style:paragraph-properties fo:widows="2" fo:orphans="2" fo:text-align="justify" fo:margin-bottom="0in"/>
      <style:text-properties style:font-name="Verdana, Geneva, sans-serif" fo:color="#4A4949"/>
    </style:style>
    <style:style style:name="P206" style:parent-style-name="Textbody" style:family="paragraph">
      <style:paragraph-properties fo:widows="2" fo:orphans="2" fo:text-align="justify" fo:margin-bottom="0in"/>
    </style:style>
    <style:style style:name="T207" style:parent-style-name="DefaultParagraphFont" style:family="text">
      <style:text-properties style:font-name="Verdana, Geneva, sans-serif" fo:color="#000000"/>
    </style:style>
    <style:style style:name="T208" style:parent-style-name="DefaultParagraphFont" style:family="text">
      <style:text-properties style:font-name="Verdana, Geneva, sans-serif" fo:color="#FF3366"/>
    </style:style>
    <style:style style:name="T209" style:parent-style-name="DefaultParagraphFont" style:family="text">
      <style:text-properties style:font-name="Verdana, Geneva, sans-serif" fo:color="#000000"/>
    </style:style>
    <style:style style:name="P210" style:parent-style-name="Textbody" style:family="paragraph">
      <style:paragraph-properties fo:widows="2" fo:orphans="2" fo:text-align="justify" fo:margin-bottom="0in"/>
    </style:style>
    <style:style style:name="T211" style:parent-style-name="DefaultParagraphFont" style:family="text">
      <style:text-properties style:font-name="Verdana, Geneva, sans-serif" fo:color="#000000"/>
    </style:style>
    <style:style style:name="T212" style:parent-style-name="DefaultParagraphFont" style:family="text">
      <style:text-properties style:font-name="Verdana, Geneva, sans-serif" fo:color="#FF3366"/>
    </style:style>
    <style:style style:name="T213" style:parent-style-name="DefaultParagraphFont" style:family="text">
      <style:text-properties style:font-name="Verdana, Geneva, sans-serif" fo:color="#FF3366"/>
    </style:style>
    <style:style style:name="T214" style:parent-style-name="DefaultParagraphFont" style:family="text">
      <style:text-properties style:font-name="Verdana, Geneva, sans-serif" fo:color="#000000"/>
    </style:style>
    <style:style style:name="P215" style:parent-style-name="Textbody" style:family="paragraph">
      <style:paragraph-properties fo:widows="2" fo:orphans="2" fo:text-align="justify" fo:margin-bottom="0in"/>
    </style:style>
    <style:style style:name="P216" style:parent-style-name="Heading2" style:family="paragraph">
      <style:paragraph-properties fo:widows="2" fo:orphans="2" fo:margin-top="0in" fo:margin-bottom="0.1875in" style:line-height-at-least="0.3541in"/>
      <style:text-properties style:font-name="Roboto Condensed" fo:font-size="19.5pt" style:font-size-asian="19.5pt"/>
    </style:style>
    <style:style style:name="P217" style:parent-style-name="PreformattedText" style:family="paragraph">
      <style:paragraph-properties fo:widows="2" fo:orphans="2" fo:border-top="none" fo:border-left="0.0312in solid #A2A2A2" fo:border-bottom="none" fo:border-right="0.0138in solid #A2A2A2" fo:padding-top="0in" fo:padding-left="0.1111in" fo:padding-bottom="0in" fo:padding-right="0.1111in" style:shadow="none" fo:margin-top="0.25in" fo:margin-bottom="0.25in" fo:background-color="#E6E9EC"/>
      <style:text-properties fo:color="#1F1D1D" fo:font-size="10.5pt" style:font-size-asian="10.5pt"/>
    </style:style>
    <style:style style:name="P218" style:parent-style-name="Textbody" style:family="paragraph">
      <style:paragraph-properties fo:widows="2" fo:orphans="2" fo:text-align="justify" fo:margin-bottom="0in"/>
      <style:text-properties style:font-name="Verdana, Geneva, sans-serif"/>
    </style:style>
    <style:style style:name="P219" style:parent-style-name="Textbody" style:family="paragraph">
      <style:paragraph-properties fo:widows="2" fo:orphans="2" fo:text-align="justify" fo:margin-bottom="0in"/>
      <style:text-properties style:font-name="Verdana, Geneva, sans-serif"/>
    </style:style>
    <style:style style:name="P220" style:parent-style-name="Textbody" style:family="paragraph">
      <style:paragraph-properties fo:widows="2" fo:orphans="2" fo:text-align="justify" fo:margin-bottom="0in"/>
      <style:text-properties style:font-name="Verdana, Geneva, sans-serif"/>
    </style:style>
    <style:style style:name="P221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222" style:parent-style-name="PreformattedText" style:family="paragraph">
      <style:paragraph-properties fo:widows="2" fo:orphans="2"/>
      <style:text-properties style:font-name="Consolas, 'Andale Mono WT', 'An" fo:color="#000000" fo:font-size="12pt" style:font-size-asian="12pt" style:font-size-complex="12pt"/>
    </style:style>
    <style:style style:name="P223" style:parent-style-name="PreformattedText" style:family="paragraph">
      <style:paragraph-properties fo:widows="2" fo:orphans="2"/>
      <style:text-properties style:font-name="Consolas, 'Andale Mono WT', 'An" fo:font-weight="bold" style:font-weight-asian="bold" fo:color="#000000" fo:font-size="12pt" style:font-size-asian="12pt" style:font-size-complex="12pt"/>
    </style:style>
    <style:style style:name="P224" style:parent-style-name="PreformattedText" style:family="paragraph">
      <style:paragraph-properties fo:widows="2" fo:orphans="2"/>
      <style:text-properties style:font-name="Consolas, 'Andale Mono WT', 'An" fo:font-weight="bold" style:font-weight-asian="bold" fo:color="#000000" fo:font-size="12pt" style:font-size-asian="12pt" style:font-size-complex="12pt"/>
    </style:style>
    <style:style style:name="P225" style:parent-style-name="PreformattedText" style:family="paragraph">
      <style:paragraph-properties fo:widows="2" fo:orphans="2"/>
    </style:style>
    <style:style style:name="T226" style:parent-style-name="DefaultParagraphFont" style:family="text">
      <style:text-properties style:font-name="Consolas, 'Andale Mono WT', 'An" fo:color="#000000" fo:font-size="12pt" style:font-size-asian="12pt" style:font-size-complex="12pt"/>
    </style:style>
    <style:style style:name="T227" style:parent-style-name="DefaultParagraphFont" style:family="text">
      <style:text-properties style:font-name="Consolas, 'Andale Mono WT', 'An" fo:color="#000000" fo:font-size="11pt" style:font-size-asian="11pt" style:font-size-complex="11pt"/>
    </style:style>
    <style:style style:name="P228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29" style:parent-style-name="PreformattedText" style:family="paragraph">
      <style:paragraph-properties fo:widows="2" fo:orphans="2" fo:border="0.0034in solid #D6D6D6" fo:padding="0.0555in" style:shadow="none" fo:background-color="#F1F1F1"/>
      <style:text-properties style:font-name="Menlo, Monaco, Consolas, 'Couri" fo:color="#313131"/>
    </style:style>
    <style:style style:name="P230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31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32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33" style:parent-style-name="PreformattedText" style:family="paragraph">
      <style:paragraph-properties fo:widows="2" fo:orphans="2"/>
      <style:text-properties style:font-name="Consolas, 'Andale Mono WT', 'An" fo:font-weight="bold" style:font-weight-asian="bold" fo:color="#000000" fo:font-size="12pt" style:font-size-asian="12pt" style:font-size-complex="12pt"/>
    </style:style>
    <style:style style:name="P234" style:parent-style-name="PreformattedText" style:family="paragraph">
      <style:paragraph-properties fo:widows="2" fo:orphans="2"/>
    </style:style>
    <style:style style:name="T235" style:parent-style-name="DefaultParagraphFont" style:family="text">
      <style:text-properties style:font-name="Consolas, 'Andale Mono WT', 'An" fo:font-weight="bold" style:font-weight-asian="bold" fo:color="#000000" fo:font-size="12pt" style:font-size-asian="12pt" style:font-size-complex="12pt"/>
    </style:style>
    <style:style style:name="T236" style:parent-style-name="DefaultParagraphFont" style:family="text">
      <style:text-properties style:font-name="Consolas, 'Andale Mono WT', 'An" fo:color="#000000" fo:font-size="11pt" style:font-size-asian="11pt" style:font-size-complex="11pt"/>
    </style:style>
    <style:style style:name="P237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38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39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0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1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2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3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4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5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6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7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8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49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0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1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2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3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4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5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6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7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8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59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0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1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2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3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4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5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6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7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8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69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70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71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72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73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74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75" style:parent-style-name="PreformattedText" style:family="paragraph">
      <style:paragraph-properties fo:widows="2" fo:orphans="2"/>
      <style:text-properties style:font-name="Consolas, 'Andale Mono WT', 'An" fo:font-weight="bold" style:font-weight-asian="bold" fo:color="#000000" fo:font-size="12pt" style:font-size-asian="12pt" style:font-size-complex="12pt"/>
    </style:style>
    <style:style style:name="P276" style:parent-style-name="PreformattedText" style:family="paragraph">
      <style:paragraph-properties fo:widows="2" fo:orphans="2"/>
    </style:style>
    <style:style style:name="T277" style:parent-style-name="DefaultParagraphFont" style:family="text">
      <style:text-properties style:font-name="Consolas, 'Andale Mono WT', 'An" fo:font-weight="bold" style:font-weight-asian="bold" fo:color="#000000" fo:font-size="12pt" style:font-size-asian="12pt" style:font-size-complex="12pt"/>
    </style:style>
    <style:style style:name="T278" style:parent-style-name="DefaultParagraphFont" style:family="text">
      <style:text-properties style:font-name="Consolas, 'Andale Mono WT', 'An" fo:color="#000000" fo:font-size="11pt" style:font-size-asian="11pt" style:font-size-complex="11pt"/>
    </style:style>
    <style:style style:name="T279" style:parent-style-name="DefaultParagraphFont" style:family="text">
      <style:text-properties style:font-name="Consolas, 'Andale Mono WT', 'An" fo:color="#000000" fo:font-size="11pt" style:font-size-asian="11pt" style:font-size-complex="11pt"/>
    </style:style>
    <style:style style:name="P280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81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82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83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84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85" style:parent-style-name="PreformattedText" style:family="paragraph">
      <style:paragraph-properties fo:widows="2" fo:orphans="2"/>
      <style:text-properties style:font-name="Consolas, 'Andale Mono WT', 'An" fo:font-style="italic" style:font-style-asian="italic" fo:color="#000000"/>
    </style:style>
    <style:style style:name="P286" style:parent-style-name="PreformattedText" style:family="paragraph">
      <style:paragraph-properties fo:widows="2" fo:orphans="2"/>
      <style:text-properties style:font-name="Consolas, 'Andale Mono WT', 'An" fo:font-style="italic" style:font-style-asian="italic" fo:color="#000000"/>
    </style:style>
    <style:style style:name="P287" style:parent-style-name="PreformattedText" style:family="paragraph">
      <style:paragraph-properties fo:widows="2" fo:orphans="2"/>
      <style:text-properties style:font-name="Consolas, 'Andale Mono WT', 'An" fo:font-style="italic" style:font-style-asian="italic" fo:color="#000000"/>
    </style:style>
    <style:style style:name="P288" style:parent-style-name="PreformattedText" style:family="paragraph">
      <style:paragraph-properties fo:widows="2" fo:orphans="2"/>
      <style:text-properties style:font-name="Consolas, 'Andale Mono WT', 'An" fo:font-style="italic" style:font-style-asian="italic" fo:color="#000000"/>
    </style:style>
    <style:style style:name="P289" style:parent-style-name="PreformattedText" style:family="paragraph">
      <style:paragraph-properties fo:widows="2" fo:orphans="2"/>
      <style:text-properties style:font-name="Consolas, 'Andale Mono WT', 'An" fo:font-style="italic" style:font-style-asian="italic" fo:color="#000000"/>
    </style:style>
    <style:style style:name="P290" style:parent-style-name="PreformattedText" style:family="paragraph">
      <style:paragraph-properties fo:widows="2" fo:orphans="2"/>
      <style:text-properties style:font-name="Consolas, 'Andale Mono WT', 'An" fo:font-style="italic" style:font-style-asian="italic" fo:color="#000000"/>
    </style:style>
    <style:style style:name="P291" style:parent-style-name="PreformattedText" style:family="paragraph">
      <style:paragraph-properties fo:widows="2" fo:orphans="2"/>
      <style:text-properties style:font-name="Consolas, 'Andale Mono WT', 'An" fo:font-style="italic" style:font-style-asian="italic" fo:color="#000000"/>
    </style:style>
    <style:style style:name="P292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93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94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95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96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97" style:parent-style-name="PreformattedText" style:family="paragraph">
      <style:paragraph-properties fo:widows="2" fo:orphans="2"/>
      <style:text-properties style:font-name="Consolas, 'Andale Mono WT', 'An" fo:color="#000000" fo:font-size="11pt" style:font-size-asian="11pt" style:font-size-complex="11pt"/>
    </style:style>
    <style:style style:name="P298" style:parent-style-name="PreformattedText" style:family="paragraph">
      <style:paragraph-properties fo:widows="2" fo:orphans="2"/>
    </style:style>
    <style:style style:name="T299" style:parent-style-name="DefaultParagraphFont" style:family="text">
      <style:text-properties style:font-name="Consolas, 'Andale Mono WT', 'An" fo:color="#000000" fo:font-size="11pt" style:font-size-asian="11pt" style:font-size-complex="11pt"/>
    </style:style>
    <style:style style:name="T300" style:parent-style-name="Hyperlink" style:family="text">
      <style:text-properties style:font-name="Times New Roman" style:font-name-complex="Times New Roman"/>
    </style:style>
    <style:style style:name="T301" style:parent-style-name="Hyperlink" style:family="text">
      <style:text-properties style:font-name="Consolas, 'Andale Mono WT', 'An" style:font-name-complex="Times New Roman"/>
    </style:style>
    <style:style style:name="T302" style:parent-style-name="Hyperlink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3">Reference :</text:span><text:span text:style-name="T4"><text:s/></text:span><text:a xlink:href="https://docs.docker.com/engine/reference/commandline/cli/" office:target-frame-name="_top" xlink:show="replace"><text:span text:style-name="T5">https://docs.docker.com/engine/reference/commandline/cli/</text:span></text:a></text:p>
      <text:p text:style-name="P6">Linux<text:s/>Docker installtion:</text:p>
      <text:p text:style-name="P7"><text:tab/>---Shell script start--</text:p>
      <text:p text:style-name="P8">#!/bin/sh</text:p>
      <text:p text:style-name="P9">sudo yum check-update</text:p>
      <text:p text:style-name="P10">curl -fsSL https://get.docker.com/ | sh</text:p>
      <text:p text:style-name="P11">sudo usermod -aG docker $(whoami)</text:p>
      <text:p text:style-name="P12"><text:tab/>---Shell script end---</text:p>
      <text:p text:style-name="P13"/>
      <text:p text:style-name="P14">sudo docker pull centos</text:p>
      <text:p text:style-name="P15">We used this command to pull docker container form Docker Hub repository</text:p>
      <text:p text:style-name="P16"># docker pull ubuntu : will pull latest Ubuntu image</text:p>
      <text:p text:style-name="P17"># docker pull node:version_name : pulls nodejs docker images<text:s/></text:p>
      <text:p text:style-name="P18"><text:span text:style-name="T19">Refer :<text:s/></text:span><text:a xlink:href="https://docs.docker.com/docker-hub/" office:target-frame-name="_top" xlink:show="replace"><text:span text:style-name="Hyperlink">https://docs.docker.com/docker-hub/</text:span></text:a><text:s/>,<text:s/><text:a xlink:href="https://www.dockerheart.com/" office:target-frame-name="_top" xlink:show="replace"><text:span text:style-name="Hyperlink">https://www.dockerheart.com/</text:span></text:a></text:p>
      <text:p text:style-name="P20"/>
      <text:p text:style-name="P21">sudo docker run –it centos /bin/bash</text:p>
      <text:p text:style-name="P22">We used this command to create a new container and then used the Ctrl+P+Q command to exit out of the container. It ensures that the container still exists even after we exit from the container.“centos“ is name of CentOs docker imaged<text:s/></text:p>
      <text:p text:style-name="P23"/>
      <text:p text:style-name="P24">docker run –it Ubuntu bash</text:p>
      <text:p text:style-name="P25"><text:span text:style-name="T26">Here we</text:span><text:span text:style-name="T27"><text:s/>are telling Docker to run the command in the interactive mode via the –</text:span><text:span text:style-name="T28">it<text:s/></text:span><text:span text:style-name="T29">option,“Ubuntu“ is name of Ubuntu docker Images.<text:s/></text:span></text:p>
      <text:p text:style-name="Standard"/>
      <text:p text:style-name="P30">docker images</text:p>
      <text:p text:style-name="P31">To see the list<text:s/>of Docker images on the system.</text:p>
      <text:p text:style-name="P32">sudo docker run centos –it /bin/bash</text:p>
      <text:p text:style-name="P33"><text:span text:style-name="T34">Note the following points about the above<text:s/></text:span><text:span text:style-name="T35">sudo<text:s/></text:span><text:span text:style-name="T36">command −</text:span></text:p>
      <text:list text:style-name="LFO1" text:continue-numbering="true">
        <text:list-item>
          <text:p text:style-name="P37"><text:span text:style-name="T38">We are using the<text:s/></text:span><text:span text:style-name="T39">sudo<text:s/></text:span><text:span text:style-name="T40">command to ensure that it runs with<text:s/></text:span><text:span text:style-name="T41">root</text:span><text:span text:style-name="T42">access.</text:span></text:p>
        </text:list-item>
        <text:list-item>
          <text:p text:style-name="P43"><text:span text:style-name="T44">Here,<text:s/></text:span><text:span text:style-name="T45">centos<text:s/></text:span><text:span text:style-name="T46">is the name of the image we want to download from Docker Hub and<text:s/></text:span><text:span text:style-name="T47">install on our<text:s/></text:span><text:span text:style-name="T48">machine.</text:span></text:p>
        </text:list-item>
        <text:list-item>
          <text:p text:style-name="P49"><text:span text:style-name="T50">─</text:span><text:span text:style-name="T51">it<text:s/></text:span><text:span text:style-name="T52">is used to mention that we want to run in<text:s/></text:span><text:span text:style-name="T53">interactive mode</text:span><text:span text:style-name="T54">.</text:span></text:p>
        </text:list-item>
        <text:list-item>
          <text:p text:style-name="P55"><text:span text:style-name="T56">/bin/bash<text:s/></text:span><text:span text:style-name="T57">is used to run the bash shell once CentOS is up and running.</text:span></text:p>
        </text:list-item>
        <text:list-item>
          <text:p text:style-name="P58">We can use this for Direct login.</text:p>
        </text:list-item>
      </text:list>
      <text:p text:style-name="P59"/>
      <text:soft-page-break/>
      <text:p text:style-name="P60">To login into container</text:p>
      <text:p text:style-name="P61"><text:span text:style-name="T62">#</text:span><text:span text:style-name="T63"><text:s/></text:span><text:span text:style-name="T64">docker exec -it &lt;container<text:s/></text:span><text:span text:style-name="T65">name&gt; &lt;command&gt;</text:span></text:p>
      <text:p text:style-name="P66"/>
      <text:p text:style-name="P67"><text:span text:style-name="T68">Example :<text:s/></text:span><text:span text:style-name="T69">#</text:span><text:span text:style-name="T70"><text:s/></text:span><text:span text:style-name="T71">docker exec -it &lt;container name&gt; /bin/bash</text:span></text:p>
      <text:p text:style-name="P72"/>
      <text:p text:style-name="P73">docker rmi</text:p>
      <text:p text:style-name="P74">This command is used to remove Docker images.</text:p>
      <text:h text:style-name="P75" text:outline-level="3">Syntax</text:h>
      <text:p text:style-name="P76">docker rmi ImageID</text:p>
      <text:h text:style-name="P77" text:outline-level="3">Syntax</text:h>
      <text:p text:style-name="P78">docker ps</text:p>
      <text:p text:style-name="Textbody"><text:span text:style-name="T79">One can list all of the containers on the machine via the </text:span><text:span text:style-name="T80">docker ps</text:span><text:span text:style-name="T81"> command. This<text:s/></text:span><text:span text:style-name="T82">command is used to return the currently running containers.</text:span></text:p>
      <text:h text:style-name="P83" text:outline-level="3">Syntax</text:h>
      <text:p text:style-name="P84">docker ps -a</text:p>
      <text:h text:style-name="P85" text:outline-level="3">Options</text:h>
      <text:list text:style-name="LFO2" text:continue-numbering="true">
        <text:list-item>
          <text:p text:style-name="P86"><text:span text:style-name="T87">─</text:span><text:span text:style-name="T88">a<text:s/></text:span><text:span text:style-name="T89">−</text:span><text:span text:style-name="T90"><text:s/>It tells the<text:s/></text:span><text:span text:style-name="T91">docker ps<text:s/></text:span><text:span text:style-name="T92">command to list all of the containers on the system or history of process</text:span></text:p>
        </text:list-item>
      </text:list>
      <text:h text:style-name="Heading3" text:outline-level="3"><text:line-break/><text:span text:style-name="T93">docker history</text:span></text:h>
      <text:p text:style-name="P94">With this command, we<text:s/>can see all the commands<text:s/>that were run with an image via a container.</text:p>
      <text:h text:style-name="P95" text:outline-level="3">Syntax</text:h>
      <text:p text:style-name="P96">docker history ImageID</text:p>
      <text:h text:style-name="P97" text:outline-level="3">Options</text:h>
      <text:list text:style-name="LFO3" text:continue-numbering="true">
        <text:list-item>
          <text:p text:style-name="P98"><text:span text:style-name="T99">ImageID<text:s/></text:span><text:span text:style-name="T100">−</text:span><text:span text:style-name="T101"><text:s/>This is the Image ID for which you want to see all the commands that were run against it.</text:span></text:p>
        </text:list-item>
      </text:list>
      <text:h text:style-name="P102" text:outline-level="2">docker history</text:h>
      <text:p text:style-name="P103">With this command, you can see all the commands that were<text:s/>run with an image via a container.</text:p>
      <text:h text:style-name="P104" text:outline-level="3">Syntax</text:h>
      <text:p text:style-name="P105">docker history ImageID</text:p>
      <text:p text:style-name="P106"/>
      <text:soft-page-break/>
      <text:h text:style-name="P107" text:outline-level="2">docker stop</text:h>
      <text:p text:style-name="P108">This command is used to stop a running container.</text:p>
      <text:h text:style-name="P109" text:outline-level="3">Syntax</text:h>
      <text:p text:style-name="P110">docker stop ContainerID</text:p>
      <text:h text:style-name="P111" text:outline-level="2">docker rm</text:h>
      <text:p text:style-name="P112">This command is used to delete a container.</text:p>
      <text:h text:style-name="P113" text:outline-level="3">Syntax</text:h>
      <text:p text:style-name="P114">docker rm ContainerID</text:p>
      <text:p text:style-name="P115"/>
      <text:h text:style-name="P116" text:outline-level="2">docker stats</text:h>
      <text:p text:style-name="P117">This command is used to provide the statistics of a running container.</text:p>
      <text:h text:style-name="P118" text:outline-level="3">Syntax</text:h>
      <text:p text:style-name="P119">docker stats ContainerID</text:p>
      <text:h text:style-name="P120" text:outline-level="2">docker pause</text:h>
      <text:p text:style-name="P121">This command is used to pause the processes in a running container.</text:p>
      <text:h text:style-name="P122" text:outline-level="3">Syntax</text:h>
      <text:p text:style-name="P123">docker pause ContainerID</text:p>
      <text:h text:style-name="P124" text:outline-level="2">------------------------------------------------------------------------------------------------------------------------------------------------</text:h>
      <text:h text:style-name="P125" text:outline-level="2">docker unpause</text:h>
      <text:p text:style-name="P126"><text:span text:style-name="T127">This command is used to<text:s/></text:span><text:span text:style-name="T128">unpause<text:s/></text:span><text:span text:style-name="T129">the processes in a running container.</text:span></text:p>
      <text:h text:style-name="P130" text:outline-level="3">Syntax</text:h>
      <text:p text:style-name="P131">docker unpause<text:s/>ContainerID</text:p>
      <text:h text:style-name="P132" text:outline-level="3"/>
      <text:h text:style-name="P133" text:outline-level="2">docker kill</text:h>
      <text:p text:style-name="P134">This command is used to kill the processes in a running container.</text:p>
      <text:h text:style-name="P135" text:outline-level="3">Syntax</text:h>
      <text:p text:style-name="P136">docker kill ContainerID</text:p>
      <text:p text:style-name="P137"/>
      <text:soft-page-break/>
      <text:h text:style-name="P138" text:outline-level="2">service docker stop</text:h>
      <text:p text:style-name="P139"><text:span text:style-name="T140">This command is used to stop the Docker<text:s/></text:span><text:span text:style-name="T141">daemon<text:s/></text:span><text:span text:style-name="T142">process.</text:span></text:p>
      <text:h text:style-name="P143" text:outline-level="3">Syntax</text:h>
      <text:p text:style-name="P144">service docker stop</text:p>
      <text:h text:style-name="P145" text:outline-level="3"/>
      <text:h text:style-name="P146" text:outline-level="2">service docker start</text:h>
      <text:p text:style-name="P147">This<text:s/>command is used to start the Docker daemon process.</text:p>
      <text:h text:style-name="P148" text:outline-level="3">Syntax</text:h>
      <text:p text:style-name="P149">service docker start</text:p>
      <text:p text:style-name="Textbody"><text:line-break/></text:p>
      <text:p text:style-name="P150">Making Container from images<text:s/>to expose port</text:p>
      <text:p text:style-name="P151"/>
      <text:p text:style-name="P152"><text:span text:style-name="T153">#<text:s/></text:span><text:span text:style-name="T154">docker run --name Custom_Container_name -d -p 8080:80 centos</text:span></text:p>
      <text:p text:style-name="P155"/>
      <text:p text:style-name="P156">this command will<text:s/>run<text:s/>container ,exit immdiately<text:s/>and run this container in background,</text:p>
      <text:p text:style-name="P157">-d : used for deamon mode<text:s/>to keep container into background</text:p>
      <text:p text:style-name="P158"/>
      <text:p text:style-name="P159"><text:span text:style-name="T160">#<text:s/></text:span><text:span text:style-name="T161">docker run --name<text:s/></text:span><text:span text:style-name="T162">Custom_Container_name -it -p 8080:80 centos</text:span></text:p>
      <text:p text:style-name="P163"/>
      <text:p text:style-name="P164">This will<text:s/>allow<text:s/>login into conatiner<text:s/>and stop container if we exit.</text:p>
      <text:p text:style-name="P165"/>
      <text:p text:style-name="P166"/>
      <text:h text:style-name="P167" text:outline-level="2">Stop &amp; Remove All Docker Containers</text:h>
      <text:p text:style-name="P168">If we<text:s/>want to remove all docker containers. You can use simply following commands. The first command will stop all running Docker containers<text:s/>and the second command will delete them.</text:p>
      <text:p text:style-name="P169"><text:span text:style-name="T170">Stop All Containers</text:span></text:p>
      <text:p text:style-name="P171">docker stop $(docker ps -a -q)</text:p>
      <text:p text:style-name="P172"><text:span text:style-name="T173">Remove All Containers</text:span></text:p>
      <text:p text:style-name="P174">docker rm $(docker ps -a -q)</text:p>
      <text:p text:style-name="P175"/>
      <text:p text:style-name="P176">-------------------------------------------------------------------------</text:p>
      <text:soft-page-break/>
      <text:h text:style-name="P177" text:outline-level="2">Remove Docker Images</text:h>
      <text:p text:style-name="P178"><text:span text:style-name="T179">To remove an imag</text:span><text:span text:style-name="T180">es, Docker provides </text:span><text:span text:style-name="T181">rmi</text:span><text:span text:style-name="T182"> option. Using this we can delete any docker images from our local system. For example use below command with changing &lt;IMAGE ID&gt; with your Docker image id.</text:span></text:p>
      <text:p text:style-name="P183">docker rmi <text:s/>&lt;IMAGE ID&gt;</text:p>
      <text:p text:style-name="P184">To find all images on your system use following<text:s/>command. This will help you to find the ID of images.</text:p>
      <text:p text:style-name="P185">docker images</text:p>
      <text:p text:style-name="P186"/>
      <text:p text:style-name="P187">REPOSITORY <text:s text:c="4"/>TAG <text:s text:c="7"/>IMAGE ID <text:s text:c="11"/>CREATED <text:s text:c="9"/>VIRTUAL SIZE</text:p>
      <text:p text:style-name="P188">centos <text:s text:c="8"/>latest <text:s text:c="4"/>2933d50b9f77 <text:s text:c="7"/>11 days ago <text:s text:c="5"/>196.6 MB</text:p>
      <text:p text:style-name="P189">ubuntu <text:s text:c="8"/>latest <text:s text:c="4"/>36248ae4a9ac<text:s/><text:s text:c="7"/>11 days ago <text:s text:c="5"/>188 MB</text:p>
      <text:h text:style-name="P190" text:outline-level="2">Remove Docker Containers</text:h>
      <text:p text:style-name="P191"><text:span text:style-name="T192">To remove a containers, Docker provides<text:s/></text:span><text:span text:style-name="T193">rm<text:s/></text:span><text:span text:style-name="T194">option. Using this we can delete any docker containers from our local system. For example use below command with changing<text:s/></text:span><text:span text:style-name="T195">&lt;CONTAINER ID&gt;<text:s/></text:span><text:span text:style-name="T196">with your Docker con</text:span><text:span text:style-name="T197">tainer id.</text:span></text:p>
      <text:p text:style-name="P198">docker rm <text:s/>&lt;CONTAINER ID&gt;</text:p>
      <text:p text:style-name="P199"><text:span text:style-name="T200">To list all containers on your system using<text:s/></text:span><text:span text:style-name="T201">ps<text:s/></text:span><text:span text:style-name="T202">option, but ps will show only running containers. So to view all containers use<text:s/></text:span><text:span text:style-name="T203">-a<text:s/></text:span><text:span text:style-name="T204">parameter with ps.</text:span></text:p>
      <text:p text:style-name="P205"/>
      <text:p text:style-name="P206"><text:span text:style-name="T207">#</text:span><text:span text:style-name="T208"><text:s/>docker rmi $(docker images -a -q)<text:s/></text:span><text:span text:style-name="T209">// to remove all images</text:span></text:p>
      <text:p text:style-name="P210"><text:span text:style-name="T211">#</text:span><text:span text:style-name="T212"><text:s/>docker<text:s/></text:span><text:span text:style-name="T213">rm $(docker ps -a -q -f status=exited) <text:s/></text:span><text:span text:style-name="T214">// for containers</text:span></text:p>
      <text:p text:style-name="P215"/>
      <text:h text:style-name="P216" text:outline-level="2">Remove Docker Containers automatically if container stops</text:h>
      <text:p text:style-name="P217">docker run -–rm –-name &lt;name&gt; node:10.14</text:p>
      <text:p text:style-name="P218">--rm Commnd remove container if container stop by user<text:s/></text:p>
      <text:p text:style-name="P219"/>
      <text:p text:style-name="P220">Ex: docker run -d --rm -p 80:4200 --name<text:s/>pawlee0 <text:s/>petboox:pawlee1</text:p>
      <text:p text:style-name="P221"/>
      <text:p text:style-name="P222"/>
      <text:p text:style-name="P223"/>
      <text:soft-page-break/>
      <text:p text:style-name="P224">Docker commit</text:p>
      <text:p text:style-name="P225"><text:span text:style-name="T226"><text:tab/></text:span><text:span text:style-name="T227">After modifying certiain container ,run below command to commit them<text:s/></text:span></text:p>
      <text:p text:style-name="P228"/>
      <text:p text:style-name="P229">docker commit -m "What did you do to the image" -a "Author Name" container-id repository/new_image_name</text:p>
      <text:p text:style-name="P230"/>
      <text:p text:style-name="P231">Ex : docker commit -m "added node.js" -a "sammy" d9b100f2f636 sammy/ubuntu-nodejs</text:p>
      <text:p text:style-name="P232"/>
      <text:p text:style-name="P233">Docker compose</text:p>
      <text:p text:style-name="P234"><text:span text:style-name="T235"><text:tab/></text:span><text:span text:style-name="T236">Building container using yml file.Below is example .</text:span></text:p>
      <text:p text:style-name="P237"/>
      <text:p text:style-name="P238">Settingup docker compose run below command <text:s/>:</text:p>
      <text:p text:style-name="P239"/>
      <text:p text:style-name="P240">#<text:s/>sudo curl -L "https://github.com/docker/compose/releases/download/1.23.2/docker-compose-$(uname -s)-$<text:s/>(uname -m)" -o /usr/local/bin/docker-compose</text:p>
      <text:p text:style-name="P241"/>
      <text:p text:style-name="P242">#<text:s/>sudo chmod +x /usr/local/bin/docker-compose</text:p>
      <text:p text:style-name="P243">#<text:s/>ln -s /usr/local/bin/docker-compose /usr/bin/docker-compose</text:p>
      <text:p text:style-name="P244">#<text:s/>docker-compose<text:s/>–version</text:p>
      <text:p text:style-name="P245"/>
      <text:p text:style-name="P246"/>
      <text:p text:style-name="P247">---------start<text:s/>-------</text:p>
      <text:p text:style-name="P248">version: '2'</text:p>
      <text:p text:style-name="P249"/>
      <text:p text:style-name="P250">services:</text:p>
      <text:p text:style-name="P251"><text:s text:c="2"/>web:</text:p>
      <text:p text:style-name="P252"><text:s text:c="4"/>container_name: nodeapp</text:p>
      <text:p text:style-name="P253"><text:s text:c="4"/>image: node:pm2iu</text:p>
      <text:p text:style-name="P254"><text:s text:c="4"/>working_dir: /petboox-webapp</text:p>
      <text:p text:style-name="P255"><text:s text:c="4"/>command: "npm start"</text:p>
      <text:p text:style-name="P256"><text:s text:c="4"/>ports:</text:p>
      <text:p text:style-name="P257"><text:s text:c="6"/>- "4200:4200"</text:p>
      <text:p text:style-name="P258"><text:s text:c="4"/>volumes:</text:p>
      <text:p text:style-name="P259"><text:s text:c="6"/>- /root/node_app/petboox-webapp/:/petboox-webapp/</text:p>
      <text:p text:style-name="P260"><text:s text:c="4"/>networks:</text:p>
      <text:p text:style-name="P261"><text:s text:c="6"/>- default</text:p>
      <text:p text:style-name="P262"/>
      <text:p text:style-name="P263"/>
      <text:p text:style-name="P264">networks:</text:p>
      <text:p text:style-name="P265"><text:s text:c="2"/>default:</text:p>
      <text:p text:style-name="P266"><text:s text:c="4"/>driver: bridge</text:p>
      <text:p text:style-name="P267">--------end-------</text:p>
      <text:p text:style-name="P268"/>
      <text:p text:style-name="P269">Command :<text:s/></text:p>
      <text:p text:style-name="P270">#<text:s/>docker-compose up -d</text:p>
      <text:p text:style-name="P271">#<text:s/>docker-compose down</text:p>
      <text:p text:style-name="P272">#<text:s/>docker-compose create</text:p>
      <text:p text:style-name="P273"/>
      <text:p text:style-name="P274"/>
      <text:p text:style-name="P275">Docker Build</text:p>
      <text:p text:style-name="P276"><text:span text:style-name="T277"><text:tab/></text:span><text:span text:style-name="T278">Building container using Docker file</text:span><text:span text:style-name="T279"><text:s/></text:span></text:p>
      <text:p text:style-name="P280"/>
      <text:p text:style-name="P281">Below is docker file example:</text:p>
      <text:p text:style-name="P282"/>
      <text:p text:style-name="P283">Filename : Dockerfile</text:p>
      <text:p text:style-name="P284">----------start-------</text:p>
      <text:p text:style-name="P285">FROM node:10.4.0</text:p>
      <text:soft-page-break/>
      <text:p text:style-name="P286">RUN mkdir -p /opt/web/app</text:p>
      <text:p text:style-name="P287">WORKDIR /opt/web</text:p>
      <text:p text:style-name="P288">COPY package.json ./</text:p>
      <text:p text:style-name="P289">RUN npm install --production</text:p>
      <text:p text:style-name="P290">COPY app/. ./app/</text:p>
      <text:p text:style-name="P291">CMD ["node", "app/index.js"]</text:p>
      <text:p text:style-name="P292">----------end-------</text:p>
      <text:p text:style-name="P293"/>
      <text:p text:style-name="P294">After wirting docker file<text:s/>execute below command :</text:p>
      <text:p text:style-name="P295"/>
      <text:p text:style-name="P296"># docker build .</text:p>
      <text:p text:style-name="P297"/>
      <text:p text:style-name="P298"><text:span text:style-name="T299">Ref :<text:s/></text:span><text:a xlink:href="https://docs.docker.com/engine/reference/commandline/build/" office:target-frame-name="_top" xlink:show="replace"><text:span text:style-name="T300">https://docs.</text:span><text:span text:style-name="T301">docker</text:span><text:span text:style-name="T302">.com/engine/reference/commandline/build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  <style:font-face style:name="Verdana, Geneva, Tahoma, Arial," svg:font-family="Verdana, Geneva, Tahoma, Arial," style:font-family-generic="system"/>
    <style:font-face style:name="Menlo, Monaco, Consolas, 'Couri" svg:font-family="Menlo, Monaco, Consolas, 'Couri" style:font-family-generic="system"/>
    <style:font-face style:name="Consolas, 'Andale Mono WT', 'An" svg:font-family="Consolas, 'Andale Mono WT', 'An" style:font-family-generic="system"/>
    <style:font-face style:name="Roboto Condensed" svg:font-family="Roboto Condensed" style:font-family-generic="system"/>
    <style:font-face style:name="Verdana, Geneva, sans-serif" svg:font-family="Verdana, Geneva, sans-serif" style:font-family-generic="system"/>
    <style:font-face style:name="Consolas, Monaco, 'Lucida Conso" svg:font-family="Consolas, Monaco, 'Lucida Conso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MS Gothi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MS Gothi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ocker Command Referenc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uneet Chauhan</dc:creator>
    <meta:creation-date>2009-04-16T11:32:00Z</meta:creation-date>
    <dc:date>2019-07-06T10:00:00Z</dc:date>
    <meta:template xlink:href="Normal" xlink:type="simple"/>
    <meta:editing-cycles>95</meta:editing-cycles>
    <meta:editing-duration>PT32880S</meta:editing-duration>
    <meta:user-defined meta:name="Info 1"/>
    <meta:user-defined meta:name="Info 2"/>
    <meta:user-defined meta:name="Info 3"/>
    <meta:user-defined meta:name="Info 4"/>
    <meta:document-statistic meta:page-count="7" meta:paragraph-count="14" meta:word-count="1086" meta:character-count="7265" meta:row-count="51" meta:non-whitespace-character-count="6193"/>
  </office:meta>
</office:document-meta>
</file>